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language="ru" fo:country="RU" officeooo:rsid="001a2714" officeooo:paragraph-rsid="001a2714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language="ru" fo:country="RU" officeooo:rsid="001a2714" officeooo:paragraph-rsid="001a271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ександр 1 освободитель и время великих реформ</text:p>
      <text:p text:style-name="P1"/>
      <text:p text:style-name="P2">крестьянских волнений в связи с отменой крепостного было не так уж и много </text:p>
      <text:p text:style-name="P2">«распалась цепь великая, Распалась и ударила одним концом по барину другим концом по мужику»</text:p>
      <text:p text:style-name="P2">хотя отмена крепостного права стала половинчатой реформой она всё-таки дала толчок развитию капитализма</text:p>
      <text:p text:style-name="P2">и земская реформа и городская реформа проводились так чтобы оградить структуры само управления от политики они должны заниматься только хозяйством </text:p>
      <text:p text:style-name="P2">1) юнкерские училища</text:p>
      <text:p text:style-name="P2">2) Военные училища</text:p>
      <text:p text:style-name="P2">3) военные академии</text:p>
      <text:p text:style-name="P2">Девиз юнкеров:</text:p>
      <text:p text:style-name="P2">«Душу — богу, Жизнь — Государю, Сердце — даме, Честь — никому»</text:p>
      <text:p text:style-name="P2">царствование Александра 2 это время великих реформ они являлись</text:p>
      <text:p text:style-name="P2"/>
      <text:p text:style-name="P2">либерально буржуазными по своей природе и сыграли и судьбоносную роль в истории России </text:p>
      <text:p text:style-name="P2">Базисная реформа — отмена крепостного права но носила не заверщённый характер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3:45:55.788000000</meta:creation-date>
    <dc:date>2023-10-23T14:44:02.943000000</dc:date>
    <meta:editing-duration>PT58M8S</meta:editing-duration>
    <meta:editing-cycles>1</meta:editing-cycles>
    <meta:document-statistic meta:table-count="0" meta:image-count="0" meta:object-count="0" meta:page-count="1" meta:paragraph-count="13" meta:word-count="118" meta:character-count="825" meta:non-whitespace-character-count="711"/>
    <meta:generator>LibreOffice/7.5.2.2$Windows_X86_64 LibreOffice_project/53bb9681a964705cf672590721dbc85eb4d0c3a2</meta:generator>
  </office:meta>
</office:document-meta>
</file>